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Roboto, Oxygen, Ubuntu, Cantarell, 'Open Sans', 'Helvetica Neue', sans-serif"/>
  </office:font-face-decls>
  <office:automatic-styles>
    <style:style style:name="P1"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loext:opacity="100%" style:font-name="system-ui"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text-align="justify" style:justify-single-word="false" fo:orphans="2" fo:widows="2" fo:text-indent="0cm" style:auto-text-indent="false"/>
      <style:text-properties fo:color="#000000" loext:opacity="100%"/>
    </style:style>
    <style:style style:name="T1" style:family="text">
      <style:text-properties fo:font-variant="normal" fo:text-transform="none" fo:color="#ffffff" loext:opacity="100%" style:font-name="system-ui" fo:font-size="18.75pt" fo:letter-spacing="normal" fo:font-style="normal" fo:font-weight="bold"/>
    </style:style>
    <style:style style:name="T2" style:family="text">
      <style:text-properties fo:font-variant="normal" fo:text-transform="none" style:font-name="system-ui" fo:font-size="18.75pt" fo:letter-spacing="normal" fo:font-style="normal" fo:font-weight="bold"/>
    </style:style>
    <style:style style:name="T3" style:family="text">
      <style:text-properties fo:font-variant="normal" fo:text-transform="none" style:font-name="system-ui" fo:font-size="18.75pt" fo:letter-spacing="normal" fo:font-style="normal" fo:font-weight="bold" fo:background-color="#ffff00" loext:char-shading-value="0"/>
    </style:style>
    <style:style style:name="T4" style:family="text">
      <style:text-properties fo:font-variant="normal" fo:text-transform="none" style:font-name="system-ui" fo:font-size="18.75pt" fo:letter-spacing="normal" fo:font-style="normal" fo:font-weight="bold" fo:background-color="#ffff00" loext:char-shading-value="0"/>
    </style:style>
    <style:style style:name="T5" style:family="text">
      <style:text-properties fo:font-variant="normal" fo:text-transform="none" fo:color="#000000" loext:opacity="100%" style:font-name="system-ui" fo:font-size="16.5pt" fo:letter-spacing="normal" fo:font-style="normal" fo:font-weight="normal"/>
    </style:style>
    <style:style style:name="T6" style:family="text">
      <style:text-properties fo:font-size="18.75pt" fo:font-weight="bold"/>
    </style:style>
    <style:style style:name="T7"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Presentation page</text:span></text:h>
      <text:p text:style-name="P3"><text:span text:style-name="T2"/></text:p>
      <text:p text:style-name="P3"><text:span text:style-name="T2">Hello, my name is Maxime, </text:span><text:span text:style-name="T4">I'm 23</text:span><text:span text:style-name="T2">, and I've been a trainee at L'ADRAR since May. I'm working on a Meteorology website. For more information click More Information. To see my CV click here.</text:span> </text:p>
      <text:p text:style-name="P3"/>
      <text:p text:style-name="P3"><text:span text:style-name="T2">I chose this subject because I'm passionate about Meteorology and the </text:span><text:span text:style-name="T4">phenomena associated</text:span><text:span text:style-name="T2"> with it. I don't claim to be a Meteorologist and if I had the necessary skills, I would have loved to work at Météo-France as a </text:span><text:span text:style-name="T4">forecaster.</text:span><text:span text:style-name="T2"> But I do have some basic knowledge of meteorology. In this site, I talk about Meteorology, Clouds and their classifications, Thunderstorms, Wind, Fronts in meteorology and Extreme Phenomena such as Hurricanes, Tornadoes, etc... The site has at least one feature, which is to be able to find out the current weather in a town on a page dedicated to that town. The languages used for this site are HTML5, CSS3 and JavaScript. The site will feature images to illustrate the text and make it easier to understand, as well as videos.</text:span> </text:p>
      <text:p text:style-name="P3"/>
      <text:p text:style-name="P3"/>
      <text:p text:style-name="P2"><text:span text:style-name="T7">-<text:tab/></text:span><text:span text:style-name="T5">Here you will learn the basics of General Meteorology, as well as the basics of atmospheric pressure, etc.</text:span></text:p>
      <text:p text:style-name="P2"/>
      <text:p text:style-name="P2">-<text:tab/><text:span text:style-name="T5">Here you can learn the basics about thunderstorms, how they form and the damage they cause.</text:span></text:p>
      <text:p text:style-name="P2"/>
      <text:p text:style-name="P2"/>
      <text:p text:style-name="P2"/>
      <text:p text:style-name="P2"><text:soft-page-break/>-<text:tab/><text:span text:style-name="T5">Here you will learn about the basics of clouds, their classifications and the associated weather.</text:span></text:p>
      <text:p text:style-name="P2"/>
      <text:p text:style-name="P2">-<text:tab/><text:span text:style-name="T5">Here you will learn about the basics of meteorological fronts and the phenomena they are associated with.</text:span></text:p>
      <text:p text:style-name="P2"/>
      <text:p text:style-name="P2"/>
      <text:p text:style-name="P2">-<text:tab/><text:span text:style-name="T5">Here you can learn about wind in weather forecasting, how it forms and the damage it can cause.</text:span></text:p>
      <text:p text:style-name="P2"/>
      <text:p text:style-name="P2"/>
      <text:p text:style-name="P2">-<text:tab/><text:span text:style-name="T5">Here you can find out more about Extreme Phenomena, their causes and the damage they cause.</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0:07:05.533000000</meta:creation-date>
    <dc:date>2023-10-26T10:16:36.732000000</dc:date>
    <meta:editing-duration>PT9M31S</meta:editing-duration>
    <meta:editing-cycles>2</meta:editing-cycles>
    <meta:generator>LibreOffice/7.5.2.2$Windows_X86_64 LibreOffice_project/53bb9681a964705cf672590721dbc85eb4d0c3a2</meta:generator>
    <meta:document-statistic meta:table-count="0" meta:image-count="0" meta:object-count="0" meta:page-count="2" meta:paragraph-count="9" meta:word-count="273" meta:character-count="1563" meta:non-whitespace-character-count="1296"/>
  </office:meta>
</office:document-meta>
</file>